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d684b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75ab24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d684b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001cm" svg:height="2.001cm" svg:x="8.983cm" svg:y="15.137cm">
            <text:p/>
          </draw:rect>
          <draw:polygon draw:style-name="gr2" draw:text-style-name="P2" draw:layer="layout" svg:width="1.999cm" svg:height="1.999cm" svg:x="8.983cm" svg:y="13.136cm" svg:viewBox="0 0 2000 2000" draw:points="0,0 1000,0 1000,1000 2000,1000 2000,2000 0,2000">
            <text:p/>
          </draw:polygon>
          <draw:rect draw:style-name="gr3" draw:text-style-name="P3" draw:layer="layout" svg:width="4.001cm" svg:height="4.001cm" svg:x="8.983cm" svg:y="13.137cm">
            <text:p/>
          </draw:rect>
          <draw:line draw:style-name="gr4" draw:text-style-name="P4" draw:layer="layout" svg:x1="9.983cm" svg:y1="14.136cm" svg:x2="9.983cm" svg:y2="15.136cm">
            <text:p/>
          </draw:line>
          <draw:line draw:style-name="gr4" draw:text-style-name="P4" draw:layer="layout" svg:x1="8.983cm" svg:y1="14.136cm" svg:x2="9.983cm" svg:y2="14.136cm">
            <text:p/>
          </draw:line>
          <draw:line draw:style-name="gr5" draw:text-style-name="P4" draw:layer="layout" svg:x1="8.983cm" svg:y1="15.136cm" svg:x2="10.983cm" svg:y2="15.136cm">
            <text:p text:style-name="P5"><text:span text:style-name="T1"><text:s text:c="3"/></text:span></text:p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5:13:50.379561202</meta:creation-date>
    <dc:date>2018-05-03T15:14:07.000324210</dc:date>
    <meta:editing-duration>PT16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